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isting" table:style-name="ta1">
        <table:shapes>
          <draw:frame draw:z-index="0" draw:style-name="gr1" draw:text-style-name="P1" svg:width="453.74pt" svg:height="255.15pt" svg:x="4.93pt" svg:y="146.86pt">
            <loext:p draw:notify-on-update-of-ranges="existing.A3:existing.A9 existing.C2:existing.C2 existing.C3:existing.C9 existing.E2:existing.E2 existing.E3:existing.E9 existing.G2:existing.G2 existing.G3:existing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7pt" svg:x="4.93pt" svg:y="424.94pt">
            <loext:p draw:notify-on-update-of-ranges="existing.A3:existing.A9 existing.B2:existing.B2 existing.B3:existing.B9 existing.D2:existing.D2 existing.D3:existing.D9 existing.F2:existing.F2 existing.F3:existing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15pt" svg:x="512.82pt" svg:y="144.09pt">
            <loext:p draw:notify-on-update-of-ranges="existing.A3:existing.A9 existing.B2:existing.B2 existing.B3:existing.B9 existing.I2:existing.I2 existing.I3:existing.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74pt" svg:height="255.15pt" svg:x="512.02pt" svg:y="424.06pt">
            <loext:p draw:notify-on-update-of-ranges="existing.A3:existing.A9 existing.D2:existing.D2 existing.D3:existing.D9 existing.K2:existing.K2 existing.K3:existing.K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74pt" svg:height="255.15pt" svg:x="984.64pt" svg:y="142.27pt">
            <loext:p draw:notify-on-update-of-ranges="existing.A3:existing.A9 existing.F2:existing.F2 existing.F3:existing.F9 existing.M2:existing.M2 existing.M3:existing.M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74pt" svg:height="255.15pt" svg:x="992.83pt" svg:y="424.03pt">
            <loext:p draw:notify-on-update-of-ranges="existing.A3:existing.A9 existing.B2:existing.B2 existing.B3:existing.B9 existing.P2:existing.P2 existing.P3:existing.P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style-name="Default"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table:style-name="ce1" office:value-type="string" calcext:value-type="string">
            <text:p>one</text:p>
          </table:table-cell>
          <table:table-cell table:number-columns-repeated="2" table:style-name="ce1" office:value-type="string" calcext:value-type="string">
            <text:p>five</text:p>
          </table:table-cell>
          <table:table-cell table:number-columns-repeated="2" table:style-name="ce1" office:value-type="string" calcext:value-type="string">
            <text:p>count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one row cache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five row cache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count row cache</text:p>
          </table:table-cell>
          <table:table-cell table:style-name="ce1" office:value-type="string" calcext:value-type="string">
            <text:p>count</text:p>
          </table:table-cell>
          <table:table-cell/>
          <table:table-cell table:style-name="ce1" office:value-type="string" calcext:value-type="string">
            <text:p>Blocks 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2" calcext:value-type="float">
            <text:p>3642</text:p>
          </table:table-cell>
          <table:table-cell office:value-type="float" office:value="1.6" calcext:value-type="float">
            <text:p>1.6</text:p>
          </table:table-cell>
          <table:table-cell office:value-type="float" office:value="3550" calcext:value-type="float">
            <text:p>3550</text:p>
          </table:table-cell>
          <table:table-cell office:value-type="float" office:value="1.7" calcext:value-type="float">
            <text:p>1.7</text:p>
          </table:table-cell>
          <table:table-cell office:value-type="float" office:value="3309" calcext:value-type="float">
            <text:p>3309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3608" calcext:value-type="float">
            <text:p>3608</text:p>
          </table:table-cell>
          <table:table-cell office:value-type="float" office:value="1.5" calcext:value-type="float">
            <text:p>1.5</text:p>
          </table:table-cell>
          <table:table-cell office:value-type="float" office:value="3460" calcext:value-type="float">
            <text:p>3460</text:p>
          </table:table-cell>
          <table:table-cell office:value-type="float" office:value="1.6" calcext:value-type="float">
            <text:p>1.6</text:p>
          </table:table-cell>
          <table:table-cell office:value-type="float" office:value="3421" calcext:value-type="float">
            <text:p>3421</text:p>
          </table:table-cell>
          <table:table-cell office:value-type="float" office:value="1.7" calcext:value-type="float">
            <text:p>1.7</text:p>
          </table:table-cell>
          <table:table-cell/>
          <table:table-cell table:number-columns-repeated="2"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float" office:value="1.9" calcext:value-type="float">
            <text:p>1.9</text:p>
          </table:table-cell>
          <table:table-cell office:value-type="float" office:value="6681" calcext:value-type="float">
            <text:p>6681</text:p>
          </table:table-cell>
          <table:table-cell office:value-type="float" office:value="2.1" calcext:value-type="float">
            <text:p>2.1</text:p>
          </table:table-cell>
          <table:table-cell office:value-type="float" office:value="6354" calcext:value-type="float">
            <text:p>6354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6584" calcext:value-type="float">
            <text:p>6584</text:p>
          </table:table-cell>
          <table:table-cell office:value-type="float" office:value="2" calcext:value-type="float">
            <text:p>2</text:p>
          </table:table-cell>
          <table:table-cell office:value-type="float" office:value="6990" calcext:value-type="float">
            <text:p>6990</text:p>
          </table:table-cell>
          <table:table-cell office:value-type="float" office:value="1.9" calcext:value-type="float">
            <text:p>1.9</text:p>
          </table:table-cell>
          <table:table-cell office:value-type="float" office:value="5512" calcext:value-type="float">
            <text:p>551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02" calcext:value-type="float">
            <text:p>10102</text:p>
          </table:table-cell>
          <table:table-cell office:value-type="float" office:value="3.3" calcext:value-type="float">
            <text:p>3.3</text:p>
          </table:table-cell>
          <table:table-cell office:value-type="float" office:value="9789" calcext:value-type="float">
            <text:p>9789</text:p>
          </table:table-cell>
          <table:table-cell office:value-type="float" office:value="3.6" calcext:value-type="float">
            <text:p>3.6</text:p>
          </table:table-cell>
          <table:table-cell office:value-type="float" office:value="9155" calcext:value-type="float">
            <text:p>9155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float" office:value="8919" calcext:value-type="float">
            <text:p>8919</text:p>
          </table:table-cell>
          <table:table-cell office:value-type="float" office:value="3.4" calcext:value-type="float">
            <text:p>3.4</text:p>
          </table:table-cell>
          <table:table-cell office:value-type="float" office:value="9645" calcext:value-type="float">
            <text:p>9645</text:p>
          </table:table-cell>
          <table:table-cell office:value-type="float" office:value="3.2" calcext:value-type="float">
            <text:p>3.2</text:p>
          </table:table-cell>
          <table:table-cell office:value-type="float" office:value="7525" calcext:value-type="float">
            <text:p>752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44" calcext:value-type="float">
            <text:p>11644</text:p>
          </table:table-cell>
          <table:table-cell office:value-type="float" office:value="4.6" calcext:value-type="float">
            <text:p>4.6</text:p>
          </table:table-cell>
          <table:table-cell office:value-type="float" office:value="11372" calcext:value-type="float">
            <text:p>11372</text:p>
          </table:table-cell>
          <table:table-cell office:value-type="float" office:value="4.8" calcext:value-type="float">
            <text:p>4.8</text:p>
          </table:table-cell>
          <table:table-cell office:value-type="float" office:value="10799" calcext:value-type="float">
            <text:p>1079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496" calcext:value-type="float">
            <text:p>10496</text:p>
          </table:table-cell>
          <table:table-cell office:value-type="float" office:value="4.7" calcext:value-type="float">
            <text:p>4.7</text:p>
          </table:table-cell>
          <table:table-cell office:value-type="float" office:value="10510" calcext:value-type="float">
            <text:p>10510</text:p>
          </table:table-cell>
          <table:table-cell office:value-type="float" office:value="4.3" calcext:value-type="float">
            <text:p>4.3</text:p>
          </table:table-cell>
          <table:table-cell office:value-type="float" office:value="9184" calcext:value-type="float">
            <text:p>9184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555" calcext:value-type="float">
            <text:p>13555</text:p>
          </table:table-cell>
          <table:table-cell office:value-type="float" office:value="6.2" calcext:value-type="float">
            <text:p>6.2</text:p>
          </table:table-cell>
          <table:table-cell office:value-type="float" office:value="13062" calcext:value-type="float">
            <text:p>13062</text:p>
          </table:table-cell>
          <table:table-cell office:value-type="float" office:value="6.6" calcext:value-type="float">
            <text:p>6.6</text:p>
          </table:table-cell>
          <table:table-cell office:value-type="float" office:value="12352" calcext:value-type="float">
            <text:p>12352</text:p>
          </table:table-cell>
          <table:table-cell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11296" calcext:value-type="float">
            <text:p>11296</text:p>
          </table:table-cell>
          <table:table-cell office:value-type="float" office:value="6.1" calcext:value-type="float">
            <text:p>6.1</text:p>
          </table:table-cell>
          <table:table-cell office:value-type="float" office:value="10731" calcext:value-type="float">
            <text:p>10731</text:p>
          </table:table-cell>
          <table:table-cell office:value-type="float" office:value="6" calcext:value-type="float">
            <text:p>6</text:p>
          </table:table-cell>
          <table:table-cell office:value-type="float" office:value="9121" calcext:value-type="float">
            <text:p>9121</text:p>
          </table:table-cell>
          <table:table-cell office:value-type="float" office:value="6.1" calcext:value-type="float">
            <text:p>6.1</text:p>
          </table:table-cell>
          <table:table-cell/>
          <table:table-cell table:number-columns-repeated="2"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40" calcext:value-type="float">
            <text:p>14940</text:p>
          </table:table-cell>
          <table:table-cell office:value-type="float" office:value="8.8" calcext:value-type="float">
            <text:p>8.8</text:p>
          </table:table-cell>
          <table:table-cell office:value-type="float" office:value="14949" calcext:value-type="float">
            <text:p>14949</text:p>
          </table:table-cell>
          <table:table-cell office:value-type="float" office:value="8.5" calcext:value-type="float">
            <text:p>8.5</text:p>
          </table:table-cell>
          <table:table-cell office:value-type="float" office:value="13166" calcext:value-type="float">
            <text:p>13166</text:p>
          </table:table-cell>
          <table:table-cell office:value-type="float" office:value="9.1" calcext:value-type="float">
            <text:p>9.1</text:p>
          </table:table-cell>
          <table:table-cell office:value-type="float" office:value="54" calcext:value-type="float">
            <text:p>54</text:p>
          </table:table-cell>
          <table:table-cell office:value-type="float" office:value="11369" calcext:value-type="float">
            <text:p>11369</text:p>
          </table:table-cell>
          <table:table-cell office:value-type="float" office:value="8.3" calcext:value-type="float">
            <text:p>8.3</text:p>
          </table:table-cell>
          <table:table-cell office:value-type="float" office:value="12102" calcext:value-type="float">
            <text:p>12102</text:p>
          </table:table-cell>
          <table:table-cell office:value-type="float" office:value="8.4" calcext:value-type="float">
            <text:p>8.4</text:p>
          </table:table-cell>
          <table:table-cell office:value-type="float" office:value="10141" calcext:value-type="float">
            <text:p>10141</text:p>
          </table:table-cell>
          <table:table-cell office:value-type="float" office:value="8.7" calcext:value-type="float">
            <text:p>8.7</text:p>
          </table:table-cell>
          <table:table-cell/>
          <table:table-cell table:number-columns-repeated="2"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45" calcext:value-type="float">
            <text:p>16245</text:p>
          </table:table-cell>
          <table:table-cell office:value-type="float" office:value="12.3" calcext:value-type="float">
            <text:p>12.3</text:p>
          </table:table-cell>
          <table:table-cell office:value-type="float" office:value="16648" calcext:value-type="float">
            <text:p>16648</text:p>
          </table:table-cell>
          <table:table-cell office:value-type="float" office:value="11.6" calcext:value-type="float">
            <text:p>11.6</text:p>
          </table:table-cell>
          <table:table-cell office:value-type="float" office:value="14895" calcext:value-type="float">
            <text:p>14895</text:p>
          </table:table-cell>
          <table:table-cell office:value-type="float" office:value="11.7" calcext:value-type="float">
            <text:p>11.7</text:p>
          </table:table-cell>
          <table:table-cell office:value-type="float" office:value="81" calcext:value-type="float">
            <text:p>81</text:p>
          </table:table-cell>
          <table:table-cell office:value-type="float" office:value="13315" calcext:value-type="float">
            <text:p>13315</text:p>
          </table:table-cell>
          <table:table-cell office:value-type="float" office:value="12" calcext:value-type="float">
            <text:p>12</text:p>
          </table:table-cell>
          <table:table-cell office:value-type="float" office:value="11823" calcext:value-type="float">
            <text:p>11823</text:p>
          </table:table-cell>
          <table:table-cell office:value-type="float" office:value="12.6" calcext:value-type="float">
            <text:p>12.6</text:p>
          </table:table-cell>
          <table:table-cell office:value-type="float" office:value="12240" calcext:value-type="float">
            <text:p>1224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887" calcext:value-type="float">
            <text:p>4887</text:p>
          </table:table-cell>
        </table:table-row>
      </table:table>
      <table:table table:name="blocks" table:style-name="ta1">
        <table:shapes>
          <draw:frame draw:z-index="0" draw:style-name="gr1" draw:text-style-name="P1" svg:width="453.74pt" svg:height="255.15pt" svg:x="0.03pt" svg:y="154.23pt">
            <loext:p draw:notify-on-update-of-ranges="blocks.A3:blocks.A9 blocks.C2:blocks.C2 blocks.C3:blocks.C9 blocks.E2:blocks.E2 blocks.E3:blocks.E9 blocks.G2:blocks.G2 blocks.G3:blocks.G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4pt" svg:height="255.17pt" svg:x="0.03pt" svg:y="424.03pt">
            <loext:p draw:notify-on-update-of-ranges="blocks.A3:blocks.A9 blocks.B2:blocks.B2 blocks.B3:blocks.B9 blocks.D2:blocks.D2 blocks.D3:blocks.D9 blocks.F2:blocks.F2 blocks.F3:blocks.F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table:style-name="ce1" office:value-type="string" calcext:value-type="string">
            <text:p>one</text:p>
          </table:table-cell>
          <table:table-cell table:number-columns-repeated="2" table:style-name="ce1" office:value-type="string" calcext:value-type="string">
            <text:p>one limit 1</text:p>
          </table:table-cell>
          <table:table-cell table:number-columns-repeated="2" table:style-name="ce1" office:value-type="string" calcext:value-type="string">
            <text:p>count</text:p>
          </table:table-cell>
          <table:table-cell table:style-name="ce1" office:value-type="string" calcext:value-type="string">
            <text:p>only has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71" calcext:value-type="float">
            <text:p>2171</text:p>
          </table:table-cell>
          <table:table-cell office:value-type="float" office:value="2.8" calcext:value-type="float">
            <text:p>2.8</text:p>
          </table:table-cell>
          <table:table-cell office:value-type="float" office:value="1771" calcext:value-type="float">
            <text:p>1771</text:p>
          </table:table-cell>
          <table:table-cell office:value-type="float" office:value="3.7" calcext:value-type="float">
            <text:p>3.7</text:p>
          </table:table-cell>
          <table:table-cell office:value-type="float" office:value="2012" calcext:value-type="float">
            <text:p>2012</text:p>
          </table:table-cell>
          <table:table-cell office:value-type="float" office:value="3.4" calcext:value-type="float">
            <text:p>3.4</text:p>
          </table:table-cell>
          <table:table-cell office:value-type="float" office:value="2110" calcext:value-type="float">
            <text:p>2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3" calcext:value-type="float">
            <text:p>3453</text:p>
          </table:table-cell>
          <table:table-cell office:value-type="float" office:value="4.3" calcext:value-type="float">
            <text:p>4.3</text:p>
          </table:table-cell>
          <table:table-cell office:value-type="float" office:value="2783" calcext:value-type="float">
            <text:p>2783</text:p>
          </table:table-cell>
          <table:table-cell office:value-type="float" office:value="5.5" calcext:value-type="float">
            <text:p>5.5</text:p>
          </table:table-cell>
          <table:table-cell office:value-type="float" office:value="3205" calcext:value-type="float">
            <text:p>3205</text:p>
          </table:table-cell>
          <table:table-cell office:value-type="float" office:value="4.9" calcext:value-type="float">
            <text:p>4.9</text:p>
          </table:table-cell>
          <table:table-cell office:value-type="float" office:value="3263" calcext:value-type="float">
            <text:p>326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8" calcext:value-type="float">
            <text:p>4298</text:p>
          </table:table-cell>
          <table:table-cell office:value-type="float" office:value="7.1" calcext:value-type="float">
            <text:p>7.1</text:p>
          </table:table-cell>
          <table:table-cell office:value-type="float" office:value="3101" calcext:value-type="float">
            <text:p>3101</text:p>
          </table:table-cell>
          <table:table-cell office:value-type="float" office:value="9.7" calcext:value-type="float">
            <text:p>9.7</text:p>
          </table:table-cell>
          <table:table-cell office:value-type="float" office:value="4169" calcext:value-type="float">
            <text:p>4169</text:p>
          </table:table-cell>
          <table:table-cell office:value-type="float" office:value="7.5" calcext:value-type="float">
            <text:p>7.5</text:p>
          </table:table-cell>
          <table:table-cell office:value-type="float" office:value="4211" calcext:value-type="float">
            <text:p>421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27" calcext:value-type="float">
            <text:p>4527</text:p>
          </table:table-cell>
          <table:table-cell office:value-type="float" office:value="10.3" calcext:value-type="float">
            <text:p>10.3</text:p>
          </table:table-cell>
          <table:table-cell office:value-type="float" office:value="3180" calcext:value-type="float">
            <text:p>3180</text:p>
          </table:table-cell>
          <table:table-cell office:value-type="float" office:value="13.8" calcext:value-type="float">
            <text:p>13.8</text:p>
          </table:table-cell>
          <table:table-cell office:value-type="float" office:value="4460" calcext:value-type="float">
            <text:p>4460</text:p>
          </table:table-cell>
          <table:table-cell office:value-type="float" office:value="10" calcext:value-type="float">
            <text:p>10</text:p>
          </table:table-cell>
          <table:table-cell office:value-type="float" office:value="4466" calcext:value-type="float">
            <text:p>4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10" calcext:value-type="float">
            <text:p>4810</text:p>
          </table:table-cell>
          <table:table-cell office:value-type="float" office:value="15.1" calcext:value-type="float">
            <text:p>15.1</text:p>
          </table:table-cell>
          <table:table-cell office:value-type="float" office:value="3287" calcext:value-type="float">
            <text:p>3287</text:p>
          </table:table-cell>
          <table:table-cell office:value-type="float" office:value="20.1" calcext:value-type="float">
            <text:p>20.1</text:p>
          </table:table-cell>
          <table:table-cell office:value-type="float" office:value="4534" calcext:value-type="float">
            <text:p>4534</text:p>
          </table:table-cell>
          <table:table-cell office:value-type="float" office:value="17.3" calcext:value-type="float">
            <text:p>17.3</text:p>
          </table:table-cell>
          <table:table-cell office:value-type="float" office:value="4561" calcext:value-type="float">
            <text:p>4561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58" calcext:value-type="float">
            <text:p>4658</text:p>
          </table:table-cell>
          <table:table-cell office:value-type="float" office:value="26.6" calcext:value-type="float">
            <text:p>26.6</text:p>
          </table:table-cell>
          <table:table-cell office:value-type="float" office:value="3469" calcext:value-type="float">
            <text:p>3469</text:p>
          </table:table-cell>
          <table:table-cell office:value-type="float" office:value="28.8" calcext:value-type="float">
            <text:p>28.8</text:p>
          </table:table-cell>
          <table:table-cell office:value-type="float" office:value="4853" calcext:value-type="float">
            <text:p>4853</text:p>
          </table:table-cell>
          <table:table-cell office:value-type="float" office:value="27.3" calcext:value-type="float">
            <text:p>27.3</text:p>
          </table:table-cell>
          <table:table-cell office:value-type="float" office:value="4518" calcext:value-type="float">
            <text:p>4518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18" calcext:value-type="float">
            <text:p>4918</text:p>
          </table:table-cell>
          <table:table-cell office:value-type="float" office:value="41" calcext:value-type="float">
            <text:p>41</text:p>
          </table:table-cell>
          <table:table-cell office:value-type="float" office:value="3581" calcext:value-type="float">
            <text:p>3581</text:p>
          </table:table-cell>
          <table:table-cell office:value-type="float" office:value="49" calcext:value-type="float">
            <text:p>49</text:p>
          </table:table-cell>
          <table:table-cell office:value-type="float" office:value="4890" calcext:value-type="float">
            <text:p>4890</text:p>
          </table:table-cell>
          <table:table-cell office:value-type="float" office:value="43.2" calcext:value-type="float">
            <text:p>43.2</text:p>
          </table:table-cell>
          <table:table-cell office:value-type="float" office:value="4887" calcext:value-type="float">
            <text:p>4887</text:p>
          </table:table-cell>
          <table:table-cell office:value-type="float" office:value="40.8" calcext:value-type="float">
            <text:p>4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4:28:13.817064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7:08:07.199735517</meta:creation-date>
    <dc:date>2016-10-13T14:30:19.807373274</dc:date>
    <meta:editing-duration>PT34M38S</meta:editing-duration>
    <meta:editing-cycles>12</meta:editing-cycles>
    <meta:generator>LibreOffice/5.1.4.2$Linux_X86_64 LibreOffice_project/10m0$Build-2</meta:generator>
    <meta:document-statistic meta:table-count="2" meta:cell-count="21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4.035cm" svg:y="0.315cm" chart:style-name="ch2">
          <text:p>Latency of check if block exists querie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existing.A3:existing.A9 existing.C2:existing.C9 existing.E2:existing.E9 existing.G2:existing.G9" chart:data-source-has-labels="both" svg:x="1.324cm" svg:y="2.153cm" svg:width="12.702cm" svg:height="5.695cm">
          <chartooo:coordinate-region svg:x="1.998cm" svg:y="2.367cm" svg:width="12.028cm" svg:height="4.807cm"/>
          <chart:axis chart:dimension="x" chart:name="primary-x" chart:style-name="ch6" chartooo:axis-type="auto">
            <chartooo:date-scale/>
            <chart:title svg:x="6.499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8">
            <chart:title svg:x="0.451cm" svg:y="7.113cm" chart:style-name="ch9">
              <text:p>latency [ms], 95th percentile</text:p>
            </chart:title>
            <chart:grid chart:style-name="ch10" chart:class="major"/>
          </chart:axis>
          <chart:series chart:style-name="ch11" chart:values-cell-range-address="existing.C3:existing.C9" chart:label-cell-address="existing.C2:existing.C2" chart:class="chart:bar">
            <chart:data-point chart:repeated="7"/>
          </chart:series>
          <chart:series chart:style-name="ch12" chart:values-cell-range-address="existing.E3:existing.E9" chart:label-cell-address="existing.E2:existing.E2" chart:class="chart:bar">
            <chart:data-point chart:repeated="7"/>
          </chart:series>
          <chart:series chart:style-name="ch13" chart:values-cell-range-address="existing.G3:existing.G9" chart:label-cell-address="existing.G2:existing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C2:existing.C2</svg:desc>
                </draw:g>
              </table:table-cell>
              <table:table-cell office:value-type="string">
                <text:p>five</text:p>
                <draw:g>
                  <svg:desc>existing.E2:existing.E2</svg:desc>
                </draw:g>
              </table:table-cell>
              <table:table-cell office:value-type="string">
                <text:p>count</text:p>
                <draw:g>
                  <svg:desc>existing.G2:existing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1.6">
                <text:p>1.6</text:p>
                <draw:g>
                  <svg:desc>existing.C3:existing.C9</svg:desc>
                </draw:g>
              </table:table-cell>
              <table:table-cell office:value-type="float" office:value="1.7">
                <text:p>1.7</text:p>
                <draw:g>
                  <svg:desc>existing.E3:existing.E9</svg:desc>
                </draw:g>
              </table:table-cell>
              <table:table-cell office:value-type="float" office:value="1.7">
                <text:p>1.7</text:p>
                <draw:g>
                  <svg:desc>existing.G3:existing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2.3">
                <text:p>12.3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3.415cm" svg:y="0.315cm" chart:style-name="ch2">
          <text:p>Throughput (ops/sec) for check if block exist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existing.A3:existing.B9 existing.A2:existing.B2 existing.D2:existing.D9 existing.F2:existing.F9" chart:data-source-has-labels="both" svg:x="1.324cm" svg:y="2.153cm" svg:width="12.702cm" svg:height="5.696cm">
          <chartooo:coordinate-region svg:x="2.633cm" svg:y="2.366cm" svg:width="11.393cm" svg:height="4.809cm"/>
          <chart:axis chart:dimension="x" chart:name="primary-x" chart:style-name="ch6" chartooo:axis-type="auto">
            <chartooo:date-scale/>
            <chart:title svg:x="6.499cm" svg:y="8.03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8">
            <chart:title svg:x="0.451cm" svg:y="5.466cm" chart:style-name="ch9">
              <text:p>ops/s</text:p>
            </chart:title>
            <chart:grid chart:style-name="ch10" chart:class="major"/>
          </chart:axis>
          <chart:series chart:style-name="ch11" chart:values-cell-range-address="existing.B3:existing.B9" chart:label-cell-address="existing.B2:existing.B2" chart:class="chart:bar">
            <chart:data-point chart:repeated="7"/>
          </chart:series>
          <chart:series chart:style-name="ch12" chart:values-cell-range-address="existing.D3:existing.D9" chart:label-cell-address="existing.D2:existing.D2" chart:class="chart:bar">
            <chart:data-point chart:repeated="7"/>
          </chart:series>
          <chart:series chart:style-name="ch13" chart:values-cell-range-address="existing.F3:existing.F9" chart:label-cell-address="existing.F2:existing.F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five</text:p>
                <draw:g>
                  <svg:desc>existing.D2:existing.D2</svg:desc>
                </draw:g>
              </table:table-cell>
              <table:table-cell office:value-type="string">
                <text:p>count</text:p>
                <draw:g>
                  <svg:desc>existing.F2:existing.F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3550">
                <text:p>3550</text:p>
                <draw:g>
                  <svg:desc>existing.D3:existing.D9</svg:desc>
                </draw:g>
              </table:table-cell>
              <table:table-cell office:value-type="float" office:value="3309">
                <text:p>3309</text:p>
                <draw:g>
                  <svg:desc>existing.F3:existing.F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681">
                <text:p>6681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9789">
                <text:p>9789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1372">
                <text:p>11372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3062">
                <text:p>13062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4949">
                <text:p>14949</text:p>
              </table:table-cell>
              <table:table-cell office:value-type="float" office:value="13166">
                <text:p>131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6648">
                <text:p>16648</text:p>
              </table:table-cell>
              <table:table-cell office:value-type="float" office:value="14895">
                <text:p>14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992cm" svg:y="0.315cm" chart:style-name="ch2">
          <text:p>Throughput with row cache enabled of "one" query</text:p>
        </chart:title>
        <chart:subtitle svg:x="5.046cm" svg:y="1.286cm" chart:style-name="ch3">
          <text:p>w/o row cache vs with row cache</text:p>
        </chart:subtitle>
        <chart:legend chart:legend-position="end" svg:x="12.245cm" svg:y="3.926cm" style:legend-expansion="high" chart:style-name="ch4"/>
        <chart:plot-area chart:style-name="ch5" table:cell-range-address="existing.A3:existing.B9 existing.A2:existing.B2 existing.I2:existing.I9" chart:data-source-has-labels="both" svg:x="1.324cm" svg:y="2.153cm" svg:width="10.601cm" svg:height="5.695cm">
          <chartooo:coordinate-region svg:x="2.422cm" svg:y="2.366cm" svg:width="9.079cm" svg:height="4.808cm"/>
          <chart:axis chart:dimension="x" chart:name="primary-x" chart:style-name="ch6" chartooo:axis-type="auto">
            <chartooo:date-scale/>
            <chart:title svg:x="5.448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B3:existing.B9" chart:label-cell-address="existing.B2:existing.B2" chart:class="chart:line">
            <chart:data-point chart:repeated="7"/>
          </chart:series>
          <chart:series chart:style-name="ch11" chart:values-cell-range-address="existing.I3:existing.I9" chart:label-cell-address="existing.I2:existing.I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one row cache</text:p>
                <draw:g>
                  <svg:desc>existing.I2:existing.I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3608">
                <text:p>3608</text:p>
                <draw:g>
                  <svg:desc>existing.I3:existing.I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3315">
                <text:p>13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3.007cm" svg:y="0.315cm" chart:style-name="ch2">
          <text:p>Throughput with row cache enabled of "five" query</text:p>
        </chart:title>
        <chart:subtitle svg:x="5.046cm" svg:y="1.286cm" chart:style-name="ch3">
          <text:p>w/o row cache vs with row cache</text:p>
        </chart:subtitle>
        <chart:legend chart:legend-position="end" svg:x="12.305cm" svg:y="3.926cm" style:legend-expansion="high" chart:style-name="ch4"/>
        <chart:plot-area chart:style-name="ch5" table:cell-range-address="existing.A3:existing.A9 existing.D2:existing.D9 existing.K2:existing.K9" chart:data-source-has-labels="both" svg:x="1.324cm" svg:y="2.153cm" svg:width="10.661cm" svg:height="5.695cm">
          <chartooo:coordinate-region svg:x="2.422cm" svg:y="2.366cm" svg:width="9.139cm" svg:height="4.808cm"/>
          <chart:axis chart:dimension="x" chart:name="primary-x" chart:style-name="ch6" chartooo:axis-type="auto">
            <chartooo:date-scale/>
            <chart:title svg:x="5.478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D3:existing.D9" chart:label-cell-address="existing.D2:existing.D2" chart:class="chart:line">
            <chart:data-point chart:repeated="7"/>
          </chart:series>
          <chart:series chart:style-name="ch11" chart:values-cell-range-address="existing.K3:existing.K9" chart:label-cell-address="existing.K2:existing.K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ve</text:p>
                <draw:g>
                  <svg:desc>existing.D2:existing.D2</svg:desc>
                </draw:g>
              </table:table-cell>
              <table:table-cell office:value-type="string">
                <text:p>five row cache</text:p>
                <draw:g>
                  <svg:desc>existing.K2:existing.K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550">
                <text:p>3550</text:p>
                <draw:g>
                  <svg:desc>existing.D3:existing.D9</svg:desc>
                </draw:g>
              </table:table-cell>
              <table:table-cell office:value-type="float" office:value="3460">
                <text:p>3460</text:p>
                <draw:g>
                  <svg:desc>existing.K3:existing.K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81">
                <text:p>6681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89">
                <text:p>9789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372">
                <text:p>11372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062">
                <text:p>13062</text:p>
              </table:table-cell>
              <table:table-cell office:value-type="float" office:value="10731">
                <text:p>107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9">
                <text:p>14949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648">
                <text:p>16648</text:p>
              </table:table-cell>
              <table:table-cell office:value-type="float" office:value="11823">
                <text:p>11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811cm" svg:y="0.315cm" chart:style-name="ch2">
          <text:p>Throughput with row cache enabled of "count" query</text:p>
        </chart:title>
        <chart:subtitle svg:x="5.046cm" svg:y="1.286cm" chart:style-name="ch3">
          <text:p>w/o row cache vs with row cache</text:p>
        </chart:subtitle>
        <chart:legend chart:legend-position="end" svg:x="11.973cm" svg:y="3.926cm" style:legend-expansion="high" chart:style-name="ch4"/>
        <chart:plot-area chart:style-name="ch5" table:cell-range-address="existing.A3:existing.A9 existing.F2:existing.F9 existing.M2:existing.M9" chart:data-source-has-labels="both" svg:x="1.324cm" svg:y="2.153cm" svg:width="10.329cm" svg:height="5.695cm">
          <chartooo:coordinate-region svg:x="2.422cm" svg:y="2.366cm" svg:width="8.807cm" svg:height="4.808cm"/>
          <chart:axis chart:dimension="x" chart:name="primary-x" chart:style-name="ch6" chartooo:axis-type="auto">
            <chartooo:date-scale/>
            <chart:title svg:x="5.312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F3:existing.F9" chart:label-cell-address="existing.F2:existing.F2" chart:class="chart:line">
            <chart:data-point chart:repeated="7"/>
          </chart:series>
          <chart:series chart:style-name="ch11" chart:values-cell-range-address="existing.M3:existing.M9" chart:label-cell-address="existing.M2:existing.M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existing.F2:existing.F2</svg:desc>
                </draw:g>
              </table:table-cell>
              <table:table-cell office:value-type="string">
                <text:p>count row cache</text:p>
                <draw:g>
                  <svg:desc>existing.M2:existing.M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309">
                <text:p>3309</text:p>
                <draw:g>
                  <svg:desc>existing.F3:existing.F9</svg:desc>
                </draw:g>
              </table:table-cell>
              <table:table-cell office:value-type="float" office:value="3421">
                <text:p>3421</text:p>
                <draw:g>
                  <svg:desc>existing.M3:existing.M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54">
                <text:p>6354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155">
                <text:p>9155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799">
                <text:p>10799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352">
                <text:p>12352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166">
                <text:p>13166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895">
                <text:p>14895</text:p>
              </table:table-cell>
              <table:table-cell office:value-type="float" office:value="12240">
                <text:p>122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4.035cm" svg:y="0.315cm" chart:style-name="ch2">
          <text:p>Latency of check if block exists queries</text:p>
        </chart:title>
        <chart:subtitle svg:x="4.078cm" svg:y="1.286cm" chart:style-name="ch3">
          <text:p>1 client node, 3 nodes cluster, no row cache</text:p>
        </chart:subtitle>
        <chart:legend chart:legend-position="end" svg:x="13.56cm" svg:y="3.663cm" style:legend-expansion="high" chart:style-name="ch4"/>
        <chart:plot-area chart:style-name="ch5" table:cell-range-address="blocks.A3:blocks.A9 blocks.C2:blocks.C9 blocks.E2:blocks.E9 blocks.G2:blocks.G9" chart:data-source-has-labels="both" svg:x="1.324cm" svg:y="2.153cm" svg:width="11.916cm" svg:height="5.695cm">
          <chartooo:coordinate-region svg:x="1.998cm" svg:y="2.366cm" svg:width="11.242cm" svg:height="4.808cm"/>
          <chart:axis chart:dimension="x" chart:name="primary-x" chart:style-name="ch6" chartooo:axis-type="auto">
            <chartooo:date-scale/>
            <chart:title svg:x="6.106cm" svg:y="8.029cm" chart:style-name="ch7">
              <text:p># client threads</text:p>
            </chart:title>
            <chart:categories table:cell-range-address="blocks.A3:blocks.A9"/>
          </chart:axis>
          <chart:axis chart:dimension="y" chart:name="primary-y" chart:style-name="ch8">
            <chart:title svg:x="0.451cm" svg:y="7.113cm" chart:style-name="ch9">
              <text:p>latency [ms], 95th percentile</text:p>
            </chart:title>
            <chart:grid chart:style-name="ch10" chart:class="major"/>
          </chart:axis>
          <chart:series chart:style-name="ch11" chart:values-cell-range-address="blocks.C3:blocks.C9" chart:label-cell-address="blocks.C2:blocks.C2" chart:class="chart:bar">
            <chart:data-point chart:repeated="7"/>
          </chart:series>
          <chart:series chart:style-name="ch12" chart:values-cell-range-address="blocks.E3:blocks.E9" chart:label-cell-address="blocks.E2:blocks.E2" chart:class="chart:bar">
            <chart:data-point chart:repeated="7"/>
          </chart:series>
          <chart:series chart:style-name="ch13" chart:values-cell-range-address="blocks.G3:blocks.G9" chart:label-cell-address="blocks.G2:blocks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blocks.C2:blocks.C2</svg:desc>
                </draw:g>
              </table:table-cell>
              <table:table-cell office:value-type="string">
                <text:p>one limit 1</text:p>
                <draw:g>
                  <svg:desc>blocks.E2:blocks.E2</svg:desc>
                </draw:g>
              </table:table-cell>
              <table:table-cell office:value-type="string">
                <text:p>count</text:p>
                <draw:g>
                  <svg:desc>blocks.G2:blocks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ocks.A3:blocks.A9</svg:desc>
                </draw:g>
              </table:table-cell>
              <table:table-cell office:value-type="float" office:value="2.8">
                <text:p>2.8</text:p>
                <draw:g>
                  <svg:desc>blocks.C3:blocks.C9</svg:desc>
                </draw:g>
              </table:table-cell>
              <table:table-cell office:value-type="float" office:value="3.7">
                <text:p>3.7</text:p>
                <draw:g>
                  <svg:desc>blocks.E3:blocks.E9</svg:desc>
                </draw:g>
              </table:table-cell>
              <table:table-cell office:value-type="float" office:value="3.4">
                <text:p>3.4</text:p>
                <draw:g>
                  <svg:desc>blocks.G3:blocks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">
                <text:p>7.1</text:p>
              </table:table-cell>
              <table:table-cell office:value-type="float" office:value="9.7">
                <text:p>9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3">
                <text:p>10.3</text:p>
              </table:table-cell>
              <table:table-cell office:value-type="float" office:value="13.8">
                <text:p>13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.1">
                <text:p>15.1</text:p>
              </table:table-cell>
              <table:table-cell office:value-type="float" office:value="20.1">
                <text:p>20.1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6.6">
                <text:p>26.6</text:p>
              </table:table-cell>
              <table:table-cell office:value-type="float" office:value="28.8">
                <text:p>28.8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3.2">
                <text:p>4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3.415cm" svg:y="0.315cm" chart:style-name="ch2">
          <text:p>Throughput (ops/sec) for check if block exists</text:p>
        </chart:title>
        <chart:subtitle svg:x="4.078cm" svg:y="1.286cm" chart:style-name="ch3">
          <text:p>1 client node, 3 nodes cluster, no row cache</text:p>
        </chart:subtitle>
        <chart:legend chart:legend-position="end" svg:x="13.56cm" svg:y="3.663cm" style:legend-expansion="high" chart:style-name="ch4"/>
        <chart:plot-area chart:style-name="ch5" table:cell-range-address="blocks.A3:blocks.B9 blocks.A2:blocks.B2 blocks.D2:blocks.D9 blocks.F2:blocks.F9" chart:data-source-has-labels="both" svg:x="1.324cm" svg:y="2.153cm" svg:width="11.916cm" svg:height="5.696cm">
          <chartooo:coordinate-region svg:x="2.422cm" svg:y="2.366cm" svg:width="10.818cm" svg:height="4.809cm"/>
          <chart:axis chart:dimension="x" chart:name="primary-x" chart:style-name="ch6" chartooo:axis-type="auto">
            <chartooo:date-scale/>
            <chart:title svg:x="6.106cm" svg:y="8.03cm" chart:style-name="ch7">
              <text:p># client threads</text:p>
            </chart:title>
            <chart:categories table:cell-range-address="blocks.A3:blocks.A9"/>
          </chart:axis>
          <chart:axis chart:dimension="y" chart:name="primary-y" chart:style-name="ch8">
            <chart:title svg:x="0.451cm" svg:y="5.466cm" chart:style-name="ch9">
              <text:p>ops/s</text:p>
            </chart:title>
            <chart:grid chart:style-name="ch10" chart:class="major"/>
          </chart:axis>
          <chart:series chart:style-name="ch11" chart:values-cell-range-address="blocks.B3:blocks.B9" chart:label-cell-address="blocks.B2:blocks.B2" chart:class="chart:bar">
            <chart:data-point chart:repeated="7"/>
          </chart:series>
          <chart:series chart:style-name="ch12" chart:values-cell-range-address="blocks.D3:blocks.D9" chart:label-cell-address="blocks.D2:blocks.D2" chart:class="chart:bar">
            <chart:data-point chart:repeated="7"/>
          </chart:series>
          <chart:series chart:style-name="ch13" chart:values-cell-range-address="blocks.F3:blocks.F9" chart:label-cell-address="blocks.F2:blocks.F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blocks.B2:blocks.B2</svg:desc>
                </draw:g>
              </table:table-cell>
              <table:table-cell office:value-type="string">
                <text:p>one limit 1</text:p>
                <draw:g>
                  <svg:desc>blocks.D2:blocks.D2</svg:desc>
                </draw:g>
              </table:table-cell>
              <table:table-cell office:value-type="string">
                <text:p>count</text:p>
                <draw:g>
                  <svg:desc>blocks.F2:blocks.F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ocks.A3:blocks.A9</svg:desc>
                </draw:g>
              </table:table-cell>
              <table:table-cell office:value-type="float" office:value="2171">
                <text:p>2171</text:p>
                <draw:g>
                  <svg:desc>blocks.B3:blocks.B9</svg:desc>
                </draw:g>
              </table:table-cell>
              <table:table-cell office:value-type="float" office:value="1771">
                <text:p>1771</text:p>
                <draw:g>
                  <svg:desc>blocks.D3:blocks.D9</svg:desc>
                </draw:g>
              </table:table-cell>
              <table:table-cell office:value-type="float" office:value="2012">
                <text:p>2012</text:p>
                <draw:g>
                  <svg:desc>blocks.F3:blocks.F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53">
                <text:p>3453</text:p>
              </table:table-cell>
              <table:table-cell office:value-type="float" office:value="2783">
                <text:p>278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98">
                <text:p>4298</text:p>
              </table:table-cell>
              <table:table-cell office:value-type="float" office:value="3101">
                <text:p>3101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527">
                <text:p>4527</text:p>
              </table:table-cell>
              <table:table-cell office:value-type="float" office:value="3180">
                <text:p>318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810">
                <text:p>4810</text:p>
              </table:table-cell>
              <table:table-cell office:value-type="float" office:value="3287">
                <text:p>3287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658">
                <text:p>4658</text:p>
              </table:table-cell>
              <table:table-cell office:value-type="float" office:value="3469">
                <text:p>3469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918">
                <text:p>4918</text:p>
              </table:table-cell>
              <table:table-cell office:value-type="float" office:value="3581">
                <text:p>3581</text:p>
              </table:table-cell>
              <table:table-cell office:value-type="float" office:value="4890">
                <text:p>48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3.249cm" svg:y="0.315cm" chart:style-name="ch2">
          <text:p>Querying blocks vs existing_blocks: throughput</text:p>
        </chart:title>
        <chart:legend chart:legend-position="end" svg:x="13.439cm" svg:y="3.926cm" style:legend-expansion="high" chart:style-name="ch3"/>
        <chart:plot-area chart:style-name="ch4" table:cell-range-address="existing.A3:existing.B9 existing.A2:existing.B2 existing.P2:existing.P9" chart:data-source-has-labels="both" svg:x="1.324cm" svg:y="1.286cm" svg:width="11.795cm" svg:height="6.562cm">
          <chartooo:coordinate-region svg:x="2.633cm" svg:y="1.499cm" svg:width="10.486cm" svg:height="5.675cm"/>
          <chart:axis chart:dimension="x" chart:name="primary-x" chart:style-name="ch5" chartooo:axis-type="auto">
            <chartooo:date-scale/>
            <chart:title svg:x="6.045cm" svg:y="8.029cm" chart:style-name="ch6">
              <text:p># client threads</text:p>
            </chart:title>
            <chart:categories table:cell-range-address="existing.A3:existing.A9"/>
          </chart:axis>
          <chart:axis chart:dimension="y" chart:name="primary-y" chart:style-name="ch7">
            <chart:title svg:x="0.451cm" svg:y="5.924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B3:existing.B9" chart:label-cell-address="existing.B2:existing.B2" chart:class="chart:bar">
            <chart:data-point chart:repeated="7"/>
          </chart:series>
          <chart:series chart:style-name="ch11" chart:values-cell-range-address="existing.P3:existing.P9" chart:label-cell-address="existing.P2:existing.P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Blocks one</text:p>
                <draw:g>
                  <svg:desc>existing.P2:existing.P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2110">
                <text:p>2110</text:p>
                <draw:g>
                  <svg:desc>existing.P3:existing.P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4887">
                <text:p>48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